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C0000000C8AB642AF.gif"/>
  <manifest:file-entry manifest:media-type="image/gif" manifest:full-path="Object 1/Pictures/100002000000000B0000000BAD27F3FA.gif"/>
  <manifest:file-entry manifest:media-type="image/gif" manifest:full-path="Object 1/Pictures/100002000000000A0000000A70B89FEF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gif" manifest:full-path="Object 2/Pictures/100002000000000C0000000C8AB642AF.gif"/>
  <manifest:file-entry manifest:media-type="image/gif" manifest:full-path="Object 2/Pictures/100002000000000B0000000BAD27F3FA.gif"/>
  <manifest:file-entry manifest:media-type="image/gif" manifest:full-path="Object 2/Pictures/100002000000000A0000000A70B89FEF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09"/>
    <style:style style:name="ce3" style:family="table-cell" style:parent-style-name="Default" style:data-style-name="N10"/>
    <style:style style:name="ce4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до деления по кэшу" table:style-name="ta1">
        <table:shapes>
          <draw:frame draw:z-index="0" draw:style-name="gr1" svg:width="22.978cm" svg:height="13.1cm" svg:x="1.359cm" svg:y="19.931cm">
            <draw:object draw:notify-on-update-of-ranges="'до деления по кэшу'.A2:'до деления по кэшу'.A15 'до деления по кэшу'.B1:'до деления по кэшу'.B1 'до деления по кэшу'.B2:'до деления по кэшу'.B15 'до деления по кэшу'.C1:'до деления по кэшу'.C1 'до деления по кэшу'.C2:'до деления по кэшу'.C15 'до деления по кэшу'.D1:'до деления по кэшу'.D1 'до деления по кэшу'.D2:'до деления по кэшу'.D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 " draw:style-name="gr1" svg:width="23.031cm" svg:height="11.44cm" svg:x="1.389cm" svg:y="8.145cm">
            <draw:object draw:notify-on-update-of-ranges="'до деления по кэшу'.E2:'до деления по кэшу'.E15 'до деления по кэшу'.F1:'до деления по кэшу'.F1 'до деления по кэшу'.F2:'до деления по кэшу'.F15 'до деления по кэшу'.G1:'до деления по кэшу'.G1 'до деления по кэшу'.G2:'до деления по кэшу'.G15 'до деления по кэшу'.H1:'до деления по кэшу'.H1 'до деления по кэшу'.H2:'до деления по кэшу'.H15" xlink:href="./Object 2" xlink:type="simple" xlink:show="embed" xlink:actuate="onLoad"/>
            <draw:image xlink:href="./ObjectReplacements/Object 2" xlink:type="simple" xlink:show="embed" xlink:actuate="onLoad"/>
            <svg:title> </svg:title>
            <svg:desc> 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row table:style-name="ro1">
          <table:table-cell office:value-type="string">
            <text:p>n = ?</text:p>
          </table:table-cell>
          <table:table-cell office:value-type="string">
            <text:p>без разделения инструкций</text:p>
          </table:table-cell>
          <table:table-cell office:value-type="string">
            <text:p>с разделением по инструкциям</text:p>
          </table:table-cell>
          <table:table-cell office:value-type="string">
            <text:p>MicroTESK</text:p>
          </table:table-cell>
          <table:table-cell/>
          <table:table-cell office:value-type="string">
            <text:p>без разделения инструкций</text:p>
          </table:table-cell>
          <table:table-cell office:value-type="string">
            <text:p>с разделением по инструкциям</text:p>
          </table:table-cell>
          <table:table-cell office:value-type="string">
            <text:p>MicroTESK</text:p>
          </table:table-cell>
          <table:table-cell office:value-type="string">
            <text:p>w = 2</text:p>
          </table:table-cell>
          <table:table-cell office:value-type="string">
            <text:p>w = 4</text:p>
          </table:table-cell>
          <table:table-cell office:value-type="string">
            <text:p>w = 8</text:p>
          </table:table-cell>
          <table:table-cell office:value-type="string">
            <text:p>w = 16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1.2">
            <text:p>1,2</text:p>
          </table:table-cell>
          <table:table-cell table:number-columns-repeated="2" table:style-name="ce2" office:value-type="float" office:value="0.5">
            <text:p>0,5</text:p>
          </table:table-cell>
          <table:table-cell table:style-name="ce1" office:value-type="float" office:value="2">
            <text:p>2</text:p>
          </table:table-cell>
          <table:table-cell table:number-columns-repeated="3" table:style-name="ce3" office:value-type="percentage" office:value="1">
            <text:p>100%</text:p>
          </table:table-cell>
          <table:table-cell office:value-type="string">
            <text:p>100% / 0.9с</text:p>
          </table:table-cell>
          <table:table-cell office:value-type="string">
            <text:p>100% / 1.0с</text:p>
          </table:table-cell>
          <table:table-cell office:value-type="string">
            <text:p>100% / 1.2с</text:p>
          </table:table-cell>
          <table:table-cell office:value-type="string">
            <text:p>100% / 1.7c</text:p>
          </table:table-cell>
          <table:table-cell table:number-columns-repeated="1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99">
            <text:p>99%</text:p>
          </table:table-cell>
          <table:table-cell office:value-type="string">
            <text:p>XXXXXXXXXXXX</text:p>
          </table:table-cell>
          <table:table-cell office:value-type="string">
            <text:p>100% / 1.4с</text:p>
          </table:table-cell>
          <table:table-cell office:value-type="string">
            <text:p>99% / 1.8c</text:p>
          </table:table-cell>
          <table:table-cell office:value-type="string">
            <text:p>99% / 2.7c</text:p>
          </table:table-cell>
          <table:table-cell table:number-columns-repeated="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float" office:value="3.1">
            <text:p>3,1</text:p>
          </table:table-cell>
          <table:table-cell table:style-name="ce2" office:value-type="float" office:value="1.8">
            <text:p>1,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7">
            <text:p>70%</text:p>
          </table:table-cell>
          <table:table-cell office:value-type="string">
            <text:p>XXXXXXXXXXXX</text:p>
          </table:table-cell>
          <table:table-cell office:value-type="string">
            <text:p>100% / 2.0c</text:p>
          </table:table-cell>
          <table:table-cell office:value-type="string">
            <text:p>99% / 2.5c</text:p>
          </table:table-cell>
          <table:table-cell office:value-type="string">
            <text:p>99% / 4.2c</text:p>
          </table:table-cell>
          <table:table-cell table:number-columns-repeated="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float" office:value="4.9">
            <text:p>4,9</text:p>
          </table:table-cell>
          <table:table-cell table:style-name="ce2" office:value-type="float" office:value="2.9">
            <text:p>2,9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4">
            <text:p>40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3.3c</text:p>
          </table:table-cell>
          <table:table-cell office:value-type="string">
            <text:p>99% / 6.0c</text:p>
          </table:table-cell>
          <table:table-cell table:number-columns-repeated="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float" office:value="6.8">
            <text:p>6,8</text:p>
          </table:table-cell>
          <table:table-cell table:style-name="ce2" office:value-type="float" office:value="3.9">
            <text:p>3,9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15">
            <text:p>15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4.7c</text:p>
          </table:table-cell>
          <table:table-cell office:value-type="string">
            <text:p>98% / 8,5c</text:p>
          </table:table-cell>
          <table:table-cell table:number-columns-repeated="1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float" office:value="8.7">
            <text:p>8,7</text:p>
          </table:table-cell>
          <table:table-cell table:style-name="ce2" office:value-type="float" office:value="5.1">
            <text:p>5,1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3" office:value-type="percentage" office:value="0.97">
            <text:p>97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05">
            <text:p>5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6.2с</text:p>
          </table:table-cell>
          <table:table-cell office:value-type="string">
            <text:p>96% / 10,5c</text:p>
          </table:table-cell>
          <table:table-cell table:number-columns-repeated="1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6.7">
            <text:p>6,7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3" office:value-type="percentage" office:value="0.96">
            <text:p>96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02">
            <text:p>2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9.0c</text:p>
          </table:table-cell>
          <table:table-cell office:value-type="string">
            <text:p>94% / 12,6c</text:p>
          </table:table-cell>
          <table:table-cell table:number-columns-repeated="15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1.4">
            <text:p>11,4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3" office:value-type="percentage" office:value="0.92">
            <text:p>92%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0.02">
            <text:p>2%</text:p>
          </table:table-cell>
          <table:table-cell table:number-columns-repeated="3" office:value-type="string">
            <text:p>XXXXXXXXXXXX</text:p>
          </table:table-cell>
          <table:table-cell office:value-type="string">
            <text:p>92% / 14,2</text:p>
          </table:table-cell>
          <table:table-cell table:number-columns-repeated="15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6.5">
            <text:p>16,5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3" office:value-type="percentage" office:value="0.82">
            <text:p>82%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0.01">
            <text:p>1%</text:p>
          </table:table-cell>
          <table:table-cell table:number-columns-repeated="3" office:value-type="string">
            <text:p>XXXXXXXXXXXX</text:p>
          </table:table-cell>
          <table:table-cell office:value-type="string">
            <text:p>82% / 14,2</text:p>
          </table:table-cell>
          <table:table-cell table:number-columns-repeated="15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float" office:value="13.1">
            <text:p>13,1</text:p>
          </table:table-cell>
          <table:table-cell table:style-name="ce2" office:value-type="float" office:value="22.6">
            <text:p>22,6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3" office:value-type="percentage" office:value="0.76">
            <text:p>76%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0.01">
            <text:p>1%</text:p>
          </table:table-cell>
          <table:table-cell table:number-columns-repeated="3" office:value-type="string">
            <text:p>XXXXXXXXXXXX</text:p>
          </table:table-cell>
          <table:table-cell office:value-type="string">
            <text:p>76% / 13,1</text:p>
          </table:table-cell>
          <table:table-cell table:number-columns-repeated="15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float" office:value="11.6">
            <text:p>11,6</text:p>
          </table:table-cell>
          <table:table-cell table:style-name="ce2" office:value-type="float" office:value="28.8">
            <text:p>28,8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3" office:value-type="percentage" office:value="0.75">
            <text:p>75%</text:p>
          </table:table-cell>
          <table:table-cell table:style-name="ce3" office:value-type="percentage" office:value="0.96">
            <text:p>96%</text:p>
          </table:table-cell>
          <table:table-cell table:style-name="ce3" office:value-type="percentage" office:value="0.01">
            <text:p>1%</text:p>
          </table:table-cell>
          <table:table-cell table:number-columns-repeated="3" office:value-type="string">
            <text:p>XXXXXXXXXXXX</text:p>
          </table:table-cell>
          <table:table-cell office:value-type="string">
            <text:p>75% / 11,6</text:p>
          </table:table-cell>
          <table:table-cell table:number-columns-repeated="15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30.6">
            <text:p>30,6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3" office:value-type="percentage" office:value="0.67">
            <text:p>67%</text:p>
          </table:table-cell>
          <table:table-cell table:style-name="ce3" office:value-type="percentage" office:value="0.83">
            <text:p>83%</text:p>
          </table:table-cell>
          <table:table-cell table:style-name="ce3" office:value-type="percentage" office:value="0.01">
            <text:p>1%</text:p>
          </table:table-cell>
          <table:table-cell table:number-columns-repeated="3" office:value-type="string">
            <text:p>XXXXXXXXXXXX</text:p>
          </table:table-cell>
          <table:table-cell office:value-type="string">
            <text:p>67% / 10,7</text:p>
          </table:table-cell>
          <table:table-cell table:number-columns-repeated="15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float" office:value="10.8">
            <text:p>10,8</text:p>
          </table:table-cell>
          <table:table-cell table:style-name="ce2" office:value-type="float" office:value="23.7">
            <text:p>23,7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4" office:value-type="percentage" office:value="0.56">
            <text:p>56,%</text:p>
          </table:table-cell>
          <table:table-cell table:style-name="ce4" office:value-type="percentage" office:value="0.57">
            <text:p>57,%</text:p>
          </table:table-cell>
          <table:table-cell table:style-name="ce4" office:value-type="percentage" office:value="0">
            <text:p>0,%</text:p>
          </table:table-cell>
          <table:table-cell table:number-columns-repeated="3" office:value-type="string">
            <text:p>XXXXXXXXXXXX</text:p>
          </table:table-cell>
          <table:table-cell office:value-type="string">
            <text:p>61% / 10,8</text:p>
          </table:table-cell>
          <table:table-cell table:number-columns-repeated="15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float" office:value="15">
            <text:p>15</text:p>
          </table:table-cell>
          <table:table-cell table:number-columns-repeated="3"/>
          <table:table-cell table:number-columns-repeated="3" office:value-type="string">
            <text:p>XXXXXXXXXXXX</text:p>
          </table:table-cell>
          <table:table-cell table:number-columns-repeated="16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number-columns-repeated="3"/>
          <table:table-cell table:number-columns-repeated="3" office:value-type="string">
            <text:p>XXXXXXXXXXXX</text:p>
          </table:table-cell>
          <table:table-cell table:number-columns-repeated="16"/>
        </table:table-row>
        <table:table-row table:style-name="ro1" table:number-rows-repeated="83">
          <table:table-cell table:number-columns-repeated="27"/>
        </table:table-row>
        <table:table-row table:style-name="ro1"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9">
      <number:number number:decimal-places="15" number:min-integer-digits="1" number:decimal-replacement=""/>
    </number:number-style>
    <number:percentage-style style:name="N110">
      <number:number number:decimal-places="15" number:min-integer-digits="1" number:decimal-replacement=""/>
      <number:text>%</number:text>
    </number:percentag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.03.2010</text:date>, <text:time>16:55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0-03-11T16:55:07.94</dc:date>
    <dc:creator>Ivan Ivanov</dc:creator>
    <meta:editing-duration>PT00H57M21S</meta:editing-duration>
    <meta:editing-cycles>8</meta:editing-cycles>
    <meta:document-statistic meta:table-count="1" meta:cell-count="17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09">
      <number:number number:decimal-places="15" number:min-integer-digits="1" number:decimal-replacement="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4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image" chart:symbol-width="0.27cm" chart:symbol-height="0.27cm">
        <chart:symbol-image xlink:href="Pictures/100002000000000A0000000A70B89FEF.gif" xlink:type="simple" xlink:actuate="onLoad"/>
      </style:chart-properties>
      <style:graphic-properties svg:stroke-width="0.088cm" svg:stroke-color="#808080" draw:fill-color="#808080"/>
      <style:text-properties fo:font-size="6pt" style:font-size-asian="6pt" style:font-size-complex="6pt"/>
    </style:style>
    <style:style style:name="ch10" style:family="chart">
      <style:chart-properties chart:symbol-type="image" chart:symbol-width="0.29cm" chart:symbol-height="0.29cm">
        <chart:symbol-image xlink:href="Pictures/100002000000000B0000000BAD27F3FA.gif" xlink:type="simple" xlink:actuate="onLoad"/>
      </style:chart-properties>
      <style:graphic-properties svg:stroke-width="0.12cm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image" chart:symbol-width="0.318cm" chart:symbol-height="0.318cm">
        <chart:symbol-image xlink:href="Pictures/100002000000000C0000000C8AB642AF.gif" xlink:type="simple" xlink:actuate="onLoad"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979cm" svg:height="13.101cm" chart:class="chart:line" chart:style-name="ch1">
        <chart:legend chart:legend-position="end" svg:x="17.286cm" svg:y="4.781cm" chart:style-name="ch2"/>
        <chart:plot-area chart:style-name="ch3" table:cell-range-address="'до деления по кэшу'.A1:'до деления по кэшу'.D15" chart:data-source-has-labels="both" svg:x="1.294cm" svg:y="0cm" svg:width="15.412cm" svg:height="12.576cm">
          <chart:axis chart:dimension="x" chart:name="primary-x" chart:style-name="ch4">
            <chart:title svg:x="6.753cm" svg:y="12.108cm" chart:style-name="ch5">
              <text:p>длина тестового шаблона</text:p>
            </chart:title>
            <chart:categories table:cell-range-address="'до деления по кэшу'.A2:'до деления по кэшу'.A15"/>
          </chart:axis>
          <chart:axis chart:dimension="y" chart:name="primary-y" chart:style-name="ch6">
            <chart:title svg:x="0.657cm" svg:y="8.873cm" chart:style-name="ch7">
              <text:p>время построения теста, с</text:p>
            </chart:title>
            <chart:grid chart:style-name="ch8" chart:class="major"/>
          </chart:axis>
          <chart:series chart:style-name="ch9" chart:values-cell-range-address="'до деления по кэшу'.B2:'до деления по кэшу'.B15" chart:label-cell-address="'до деления по кэшу'.B1:'до деления по кэшу'.B1" chart:class="chart:line">
            <chart:data-point chart:repeated="14"/>
          </chart:series>
          <chart:series chart:style-name="ch10" chart:values-cell-range-address="'до деления по кэшу'.C2:'до деления по кэшу'.C15" chart:label-cell-address="'до деления по кэшу'.C1:'до деления по кэшу'.C1" chart:class="chart:line">
            <chart:data-point chart:repeated="14"/>
          </chart:series>
          <chart:series chart:style-name="ch11" chart:values-cell-range-address="'до деления по кэшу'.D2:'до деления по кэшу'.D15" chart:label-cell-address="'до деления по кэшу'.D1:'до деления по кэшу'.D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до деления по кэшу'.B1:'до деления по кэшу'.B1">без разделения инструкций</text:p>
              </table:table-cell>
              <table:table-cell office:value-type="string">
                <text:p text:id="'до деления по кэшу'.C1:'до деления по кэшу'.C1">с разделением по инструкциям</text:p>
              </table:table-cell>
              <table:table-cell office:value-type="string">
                <text:p text:id="'до деления по кэшу'.D1:'до деления по кэшу'.D1">MicroTESK</text:p>
              </table:table-cell>
            </table:table-row>
          </table:table-header-rows>
          <table:table-rows>
            <table:table-row>
              <table:table-cell office:value-type="string">
                <text:p text:id="'до деления по кэшу'.A2:'до деления по кэшу'.A15">1</text:p>
              </table:table-cell>
              <table:table-cell office:value-type="float" office:value="1.#NAN">
                <text:p text:id="'до деления по кэшу'.B2:'до деления по кэшу'.B15">1.#NAN</text:p>
              </table:table-cell>
              <table:table-cell office:value-type="float" office:value="1.#NAN">
                <text:p text:id="'до деления по кэшу'.C2:'до деления по кэшу'.C15">1.#NAN</text:p>
              </table:table-cell>
              <table:table-cell office:value-type="float" office:value="1.#NAN">
                <text:p text:id="'до деления по кэшу'.D2:'до деления по кэшу'.D1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">
                <text:p>8.7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">
                <text:p>11.1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">
                <text:p>14.2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">
                <text:p>13.1</text:p>
              </table:table-cell>
              <table:table-cell office:value-type="float" office:value="22.6">
                <text:p>2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28.8">
                <text:p>2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">
                <text:p>10.7</text:p>
              </table:table-cell>
              <table:table-cell office:value-type="float" office:value="30.6">
                <text:p>3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">
                <text:p>10.8</text:p>
              </table:table-cell>
              <table:table-cell office:value-type="float" office:value="23.7">
                <text:p>23.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symbol-type="automatic" chart:connect-bars="false" chart:spline-resolution="10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6.3777103424072pt" style:font-size-asian="10.5285272598267pt" style:font-size-complex="10.5285272598267pt"/>
    </style:style>
    <style:style style:name="ch6" style:family="chart" style:data-style-name="N10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8" style:family="chart">
      <style:graphic-properties svg:stroke-color="#b3b3b3"/>
    </style:style>
    <style:style style:name="ch9" style:family="chart">
      <style:chart-properties chart:symbol-type="image" chart:symbol-width="0.265cm" chart:symbol-height="0.265cm">
        <chart:symbol-image xlink:href="Pictures/100002000000000A0000000A70B89FEF.gif" xlink:type="simple" xlink:actuate="onLoad"/>
      </style:chart-properties>
      <style:graphic-properties draw:stroke="solid" svg:stroke-width="0.088cm" svg:stroke-color="#808080" draw:fill-color="#808080" dr3d:edge-rounding="0%"/>
      <style:text-properties fo:font-size="6pt" style:font-size-asian="6pt" style:font-size-complex="6pt"/>
    </style:style>
    <style:style style:name="ch10" style:family="chart">
      <style:chart-properties chart:symbol-type="image" chart:symbol-width="0.29cm" chart:symbol-height="0.29cm">
        <chart:symbol-image xlink:href="Pictures/100002000000000B0000000BAD27F3FA.gif" xlink:type="simple" xlink:actuate="onLoad"/>
      </style:chart-properties>
      <style:graphic-properties draw:stroke="solid" svg:stroke-width="0.13cm" svg:stroke-color="#000000" draw:fill-color="#000000" dr3d:edge-rounding="0%"/>
      <style:text-properties fo:font-size="6pt" style:font-size-asian="6pt" style:font-size-complex="6pt"/>
    </style:style>
    <style:style style:name="ch11" style:family="chart">
      <style:chart-properties chart:symbol-type="image" chart:symbol-width="0.318cm" chart:symbol-height="0.318cm">
        <chart:symbol-image xlink:href="Pictures/100002000000000C0000000C8AB642AF.gif" xlink:type="simple" xlink:actuate="onLoad"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32cm" svg:height="11.441cm" chart:class="chart:line" chart:style-name="ch1">
        <chart:legend chart:legend-position="end" svg:x="17.252cm" svg:y="3.977cm" chart:style-name="ch2"/>
        <chart:plot-area chart:style-name="ch3" table:cell-range-address="'до деления по кэшу'.E1:'до деления по кэшу'.H15" chart:data-source-has-labels="both" svg:x="0.719cm" svg:y="0.228cm" svg:width="16.105cm" svg:height="10.73cm">
          <chart:axis chart:dimension="x" chart:name="primary-x" chart:style-name="ch4">
            <chart:title svg:x="5.657cm" svg:y="10.324cm" chart:style-name="ch5">
              <text:p>длина тестового шаблона</text:p>
            </chart:title>
            <chart:categories table:cell-range-address="'до деления по кэшу'.E2:'до деления по кэшу'.E15"/>
          </chart:axis>
          <chart:axis chart:dimension="y" chart:name="primary-y" chart:style-name="ch6">
            <chart:title svg:x="0.461cm" svg:y="6.762cm" chart:style-name="ch7">
              <text:p>успешность</text:p>
            </chart:title>
            <chart:grid chart:style-name="ch8" chart:class="major"/>
          </chart:axis>
          <chart:series chart:style-name="ch9" chart:values-cell-range-address="'до деления по кэшу'.F2:'до деления по кэшу'.F15" chart:label-cell-address="'до деления по кэшу'.F1:'до деления по кэшу'.F1" chart:class="chart:line">
            <chart:data-point chart:repeated="14"/>
          </chart:series>
          <chart:series chart:style-name="ch10" chart:values-cell-range-address="'до деления по кэшу'.G2:'до деления по кэшу'.G15" chart:label-cell-address="'до деления по кэшу'.G1:'до деления по кэшу'.G1" chart:class="chart:line">
            <chart:data-point chart:repeated="14"/>
          </chart:series>
          <chart:series chart:style-name="ch11" chart:values-cell-range-address="'до деления по кэшу'.H2:'до деления по кэшу'.H15" chart:label-cell-address="'до деления по кэшу'.H1:'до деления по кэшу'.H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до деления по кэшу'.F1:'до деления по кэшу'.F1">без разделения инструкций</text:p>
              </table:table-cell>
              <table:table-cell office:value-type="string">
                <text:p text:id="'до деления по кэшу'.G1:'до деления по кэшу'.G1">с разделением по инструкциям</text:p>
              </table:table-cell>
              <table:table-cell office:value-type="string">
                <text:p text:id="'до деления по кэшу'.H1:'до деления по кэшу'.H1">MicroTESK</text:p>
              </table:table-cell>
            </table:table-row>
          </table:table-header-rows>
          <table:table-rows>
            <table:table-row>
              <table:table-cell office:value-type="string">
                <text:p text:id="'до деления по кэшу'.E2:'до деления по кэшу'.E15">1</text:p>
              </table:table-cell>
              <table:table-cell office:value-type="float" office:value="1.#NAN">
                <text:p text:id="'до деления по кэшу'.F2:'до деления по кэшу'.F15">1.#NAN</text:p>
              </table:table-cell>
              <table:table-cell office:value-type="float" office:value="1.#NAN">
                <text:p text:id="'до деления по кэшу'.G2:'до деления по кэшу'.G15">1.#NAN</text:p>
              </table:table-cell>
              <table:table-cell office:value-type="float" office:value="1.#NAN">
                <text:p text:id="'до деления по кэшу'.H2:'до деления по кэшу'.H1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